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A000003E015513CB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251cm" svg:height="20.408cm" svg:x="0.549cm" svg:y="-0.008cm">
          <draw:image xlink:href="Pictures/100000000000051A000003E015513CB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3:42:47.693761010</meta:creation-date>
    <dc:date>2016-09-30T14:13:17.635784215</dc:date>
    <meta:editing-duration>PT28M54S</meta:editing-duration>
    <meta:editing-cycles>3</meta:editing-cycles>
    <meta:generator>LibreOffice/4.2.8.2$Linux_X86_64 LibreOffice_project/420m0$Build-2</meta:generator>
    <meta:document-statistic meta:object-count="24"/>
  </office:meta>
</office:document-meta>
</file>